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861cm"/>
    </style:style>
    <style:style style:name="Tabelle1.B" style:family="table-column">
      <style:table-column-properties style:column-width="1.256cm"/>
    </style:style>
    <style:style style:name="Tabelle1.C" style:family="table-column">
      <style:table-column-properties style:column-width="3.978cm"/>
    </style:style>
    <style:style style:name="Tabelle1.D" style:family="table-column">
      <style:table-column-properties style:column-width="3.732cm"/>
    </style:style>
    <style:style style:name="Tabelle1.E" style:family="table-column">
      <style:table-column-properties style:column-width="5.165cm"/>
    </style:style>
    <style:style style:name="Tabelle1.1" style:family="table-row">
      <style:table-row-properties style:min-row-height="1.046cm"/>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2" style:family="table-row">
      <style:table-row-properties style:min-row-height="1.536cm"/>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1.3" style:family="table-row">
      <style:table-row-properties style:min-row-height="1.325cm"/>
    </style:style>
    <style:style style:name="Tabelle1.4" style:family="table-row">
      <style:table-row-properties style:min-row-height="1.63cm"/>
    </style:style>
    <style:style style:name="Tabelle1.5" style:family="table-row">
      <style:table-row-properties style:min-row-height="1.337cm"/>
    </style:style>
    <style:style style:name="Tabelle1.6" style:family="table-row">
      <style:table-row-properties style:min-row-height="1.42cm"/>
    </style:style>
    <style:style style:name="Tabelle2" style:family="table">
      <style:table-properties style:width="16.992cm" table:align="left"/>
    </style:style>
    <style:style style:name="Tabelle2.A" style:family="table-column">
      <style:table-column-properties style:column-width="2.932cm"/>
    </style:style>
    <style:style style:name="Tabelle2.B" style:family="table-column">
      <style:table-column-properties style:column-width="0.871cm"/>
    </style:style>
    <style:style style:name="Tabelle2.C" style:family="table-column">
      <style:table-column-properties style:column-width="6.699cm"/>
    </style:style>
    <style:style style:name="Tabelle2.D" style:family="table-column">
      <style:table-column-properties style:column-width="6.489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6.992cm" table:align="left"/>
    </style:style>
    <style:style style:name="Tabelle4.A" style:family="table-column">
      <style:table-column-properties style:column-width="6.978cm"/>
    </style:style>
    <style:style style:name="Tabelle4.B" style:family="table-column">
      <style:table-column-properties style:column-width="10.014cm"/>
    </style:style>
    <style:style style:name="Tabelle4.A1" style:family="table-cell">
      <style:table-cell-properties fo:padding="0.097cm" fo:border-left="none" fo:border-right="0.05pt solid #000000" fo:border-top="none" fo:border-bottom="none"/>
    </style:style>
    <style:style style:name="Tabelle4.B1" style:family="table-cell">
      <style:table-cell-properties fo:padding="0.097cm" fo:border="none"/>
    </style:style>
    <style:style style:name="Tabelle5" style:family="table">
      <style:table-properties style:width="16.992cm" table:align="left"/>
    </style:style>
    <style:style style:name="Tabelle5.A" style:family="table-column">
      <style:table-column-properties style:column-width="6.907cm"/>
    </style:style>
    <style:style style:name="Tabelle5.B" style:family="table-column">
      <style:table-column-properties style:column-width="10.084cm"/>
    </style:style>
    <style:style style:name="Tabelle5.A1" style:family="table-cell">
      <style:table-cell-properties fo:padding="0.097cm" fo:border-left="none" fo:border-right="0.05pt solid #000000" fo:border-top="none" fo:border-bottom="none"/>
    </style:style>
    <style:style style:name="Tabelle5.B1" style:family="table-cell">
      <style:table-cell-properties fo:padding="0.097cm" fo:border="none"/>
    </style:style>
    <style:style style:name="Tabelle6" style:family="table">
      <style:table-properties style:width="17cm" fo:break-before="page"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left="none" fo:border-right="0.05pt solid #000000" fo:border-top="none" fo:border-bottom="none"/>
    </style:style>
    <style:style style:name="Tabelle6.B1" style:family="table-cell">
      <style:table-cell-properties fo:padding="0.097cm" fo:border="none"/>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none" fo:border-right="0.05pt solid #000000" fo:border-top="none" fo:border-bottom="none"/>
    </style:style>
    <style:style style:name="Tabelle7.B1" style:family="table-cell">
      <style:table-cell-properties fo:padding="0.097cm" fo:border="none"/>
    </style:style>
    <style:style style:name="Tabelle8" style:family="table">
      <style:table-properties style:width="17cm" table:align="margins"/>
    </style:style>
    <style:style style:name="Tabelle8.A" style:family="table-column">
      <style:table-column-properties style:column-width="8.5cm" style:rel-column-width="32767*"/>
    </style:style>
    <style:style style:name="Tabelle8.B" style:family="table-column">
      <style:table-column-properties style:column-width="8.5cm" style:rel-column-width="32768*"/>
    </style:style>
    <style:style style:name="Tabelle8.A1" style:family="table-cell">
      <style:table-cell-properties fo:padding="0.097cm" fo:border-left="none" fo:border-right="0.05pt solid #000000" fo:border-top="none" fo:border-bottom="none"/>
    </style:style>
    <style:style style:name="Tabelle8.B1" style:family="table-cell">
      <style:table-cell-properties fo:padding="0.097cm" fo:border="none"/>
    </style:style>
    <style:style style:name="P1" style:family="paragraph" style:parent-style-name="Header">
      <style:text-properties style:font-name="Helvetica1" fo:font-size="10pt" style:font-size-asian="10pt" style:font-size-complex="10pt"/>
    </style:style>
    <style:style style:name="P2" style:family="paragraph" style:parent-style-name="Standard">
      <style:paragraph-properties fo:text-align="center" style:justify-single-word="false"/>
      <style:text-properties style:font-name="Helvetica1" fo:font-size="14pt" style:font-size-asian="14pt" style:font-size-complex="14pt"/>
    </style:style>
    <style:style style:name="P3" style:family="paragraph" style:parent-style-name="Standard">
      <style:paragraph-properties fo:text-align="start" style:justify-single-word="false"/>
      <style:text-properties style:font-name="Helvetica1" fo:font-size="14pt" style:font-size-asian="14pt" style:font-size-complex="14pt"/>
    </style:style>
    <style:style style:name="P4" style:family="paragraph" style:parent-style-name="Standard">
      <style:paragraph-properties fo:text-align="start" style:justify-single-word="false"/>
      <style:text-properties style:font-name="Helvetica1"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Helvetica1" fo:font-size="14pt"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Helvetica1"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text-align="start" style:justify-single-word="false"/>
      <style:text-properties style:font-name="Helvetica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text-align="start" style:justify-single-word="false"/>
      <style:text-properties style:font-name="Helvetica1" fo:font-size="14pt" fo:font-style="normal" style:text-underline-style="none"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Helvetica1"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style:font-name="Helvetica1"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Helvetica1"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font-name="Helvetica1"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Helvetica1" fo:font-size="12pt" style:font-size-asian="12pt" style:font-size-complex="12pt"/>
    </style:style>
    <style:style style:name="P14" style:family="paragraph" style:parent-style-name="Standard">
      <style:paragraph-properties fo:text-align="start" style:justify-single-word="false"/>
      <style:text-properties style:font-name="Helvetica1"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Helvetica1" fo:font-size="16pt" fo:font-weight="bold" style:font-size-asian="16pt" style:font-weight-asian="bold" style:font-size-complex="16pt" style:font-weight-complex="bold"/>
    </style:style>
    <style:style style:name="P16" style:family="paragraph" style:parent-style-name="Table_20_Contents">
      <style:paragraph-properties fo:text-align="start" style:justify-single-word="false"/>
      <style:text-properties style:font-name="Helvetica1" fo:font-size="14pt" style:font-size-asian="14pt" style:font-size-complex="14pt"/>
    </style:style>
    <style:style style:name="P17" style:family="paragraph" style:parent-style-name="Table_20_Contents">
      <style:paragraph-properties fo:text-align="start" style:justify-single-word="false"/>
      <style:text-properties style:font-name="Helvetica1" fo:font-size="12pt"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4c4c4c" style:font-name="Helvetica1" fo:font-size="12pt" style:font-size-asian="12pt" style:font-size-complex="12pt"/>
    </style:style>
    <style:style style:name="P19" style:family="paragraph" style:parent-style-name="Table_20_Contents">
      <style:paragraph-properties fo:text-align="start" style:justify-single-word="false"/>
      <style:text-properties fo:color="#4c4c4c" style:font-name="Helvetica1" fo:font-size="11pt" style:font-size-asian="11pt" style:font-size-complex="11pt"/>
    </style:style>
    <style:style style:name="P20" style:family="paragraph" style:parent-style-name="Table_20_Contents">
      <style:paragraph-properties fo:text-align="start" style:justify-single-word="false"/>
      <style:text-properties fo:color="#000000" style:font-name="Helvetica1"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Helvetica1" fo:font-size="14pt" style:font-size-asian="14pt" style:font-size-complex="14pt"/>
    </style:style>
    <style:style style:name="P22" style:family="paragraph" style:parent-style-name="Standard">
      <style:paragraph-properties fo:text-align="start" style:justify-single-word="false"/>
      <style:text-properties style:font-name="Helvetica1" fo:font-size="12pt"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Helvetica1" fo:font-size="12pt" fo:font-style="italic" fo:font-weight="normal" style:font-size-asian="12pt" style:font-style-asian="italic" style:font-weight-asian="normal" style:font-size-complex="12pt" style:font-style-complex="italic" style:font-weight-complex="normal"/>
    </style:style>
    <style:style style:name="P24" style:family="paragraph" style:parent-style-name="Table_20_Contents">
      <style:paragraph-properties fo:text-align="start" style:justify-single-word="false"/>
      <style:text-properties fo:color="#4c4c4c" style:font-name="Helvetica1" fo:font-size="12pt" style:font-size-asian="12pt" style:font-size-complex="12pt"/>
    </style:style>
    <style:style style:name="P25" style:family="paragraph" style:parent-style-name="Table_20_Contents">
      <style:paragraph-properties fo:text-align="start" style:justify-single-word="false"/>
      <style:text-properties fo:color="#4c4c4c" style:font-name="Helvetica1" fo:font-size="9pt" style:font-size-asian="9pt" style:font-size-complex="9pt"/>
    </style:style>
    <style:style style:name="P26" style:family="paragraph" style:parent-style-name="Table_20_Contents">
      <style:paragraph-properties fo:text-align="start" style:justify-single-word="false"/>
      <style:text-properties fo:color="#4c4c4c" style:font-name="Helvetica1" fo:font-size="8pt" style:font-size-asian="7pt" style:font-size-complex="8pt"/>
    </style:style>
    <style:style style:name="T1" style:family="text">
      <style:text-properties style:font-name="Helvetica"/>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position="super 58%" fo:font-size="8pt" style:font-size-asian="8pt" style:font-size-complex="8pt"/>
    </style:style>
    <style:style style:name="T5" style:family="text">
      <style:text-properties style:text-position="0% 100%"/>
    </style:style>
    <style:style style:name="T6" style:family="text">
      <style:text-properties style:text-position="0% 100%" fo:font-size="8pt" style:font-size-asian="8pt" style:font-size-complex="8pt"/>
    </style:style>
    <style:style style:name="T7" style:family="text">
      <style:text-properties fo:font-size="8pt" style:font-size-asian="8pt" style:font-size-complex="8pt"/>
    </style:style>
    <style:style style:name="T8" style:family="text">
      <style:text-properties fo:color="#008000"/>
    </style:style>
    <style:style style:name="T9" style:family="text">
      <style:text-properties fo:color="#008000" fo:font-style="normal" style:font-style-asian="normal" style:font-style-complex="normal"/>
    </style:style>
    <style:style style:name="T10" style:family="text">
      <style:text-properties fo:color="#008000" fo:font-style="italic" style:font-style-asian="italic" style:font-style-complex="italic"/>
    </style:style>
    <style:style style:name="T11" style:family="text">
      <style:text-properties fo:color="#008000" fo:font-style="italic" style:text-underline-style="none" style:font-style-asian="italic" style:font-style-complex="italic"/>
    </style:style>
    <style:style style:name="T12"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Mikroprozessorpraktikum</text:p>
      <text:p text:style-name="P2">Protokoll Termin 1</text:p>
      <text:p text:style-name="P2"/>
      <text:p text:style-name="P15">Aufgabe 1</text:p>
      <text:p text:style-name="P3"/>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20">Datentyp</text:p>
          </table:table-cell>
          <table:table-cell table:style-name="Tabelle1.A1" office:value-type="string">
            <text:p text:style-name="P20">Bit</text:p>
          </table:table-cell>
          <table:table-cell table:style-name="Tabelle1.A1" office:value-type="string">
            <text:p text:style-name="P20">Kleinste Zahl Hex/Dez</text:p>
          </table:table-cell>
          <table:table-cell table:style-name="Tabelle1.A1" office:value-type="string">
            <text:p text:style-name="P20">Größte Zahl Hex/Dez</text:p>
          </table:table-cell>
          <table:table-cell table:style-name="Tabelle1.E1" office:value-type="string">
            <text:p text:style-name="P20">Bemerkungen</text:p>
          </table:table-cell>
        </table:table-row>
        <table:table-row table:style-name="Tabelle1.2">
          <table:table-cell table:style-name="Tabelle1.A2" office:value-type="string">
            <text:p text:style-name="P20">Char</text:p>
          </table:table-cell>
          <table:table-cell table:style-name="Tabelle1.A2" office:value-type="string">
            <text:p text:style-name="P18">8</text:p>
          </table:table-cell>
          <table:table-cell table:style-name="Tabelle1.A2" office:value-type="string">
            <text:p text:style-name="P18">0x80 / -128</text:p>
          </table:table-cell>
          <table:table-cell table:style-name="Tabelle1.A2" office:value-type="string">
            <text:p text:style-name="P18">0x7F / 127</text:p>
          </table:table-cell>
          <table:table-cell table:style-name="Tabelle1.E2" office:value-type="string">
            <text:p text:style-name="P18"/>
          </table:table-cell>
        </table:table-row>
        <table:table-row table:style-name="Tabelle1.3">
          <table:table-cell table:style-name="Tabelle1.A2" office:value-type="string">
            <text:p text:style-name="P20">Short int</text:p>
          </table:table-cell>
          <table:table-cell table:style-name="Tabelle1.A2" office:value-type="string">
            <text:p text:style-name="P18">16</text:p>
          </table:table-cell>
          <table:table-cell table:style-name="Tabelle1.A2" office:value-type="string">
            <text:p text:style-name="P18">0x8000 / -32'768</text:p>
            <text:p text:style-name="P25">(1000 0000 0000 0000)</text:p>
          </table:table-cell>
          <table:table-cell table:style-name="Tabelle1.A2" office:value-type="string">
            <text:p text:style-name="P18">0x7FFF / 32'767</text:p>
            <text:p text:style-name="P26">(0111 1111 1111 1111)</text:p>
          </table:table-cell>
          <table:table-cell table:style-name="Tabelle1.E2" office:value-type="string">
            <text:p text:style-name="P18">1. Bit ≙ Vorzeichen</text:p>
            <text:p text:style-name="P18">Rest: Einerkomplement </text:p>
          </table:table-cell>
        </table:table-row>
        <table:table-row table:style-name="Tabelle1.4">
          <table:table-cell table:style-name="Tabelle1.A2" office:value-type="string">
            <text:p text:style-name="P20">Int</text:p>
          </table:table-cell>
          <table:table-cell table:style-name="Tabelle1.A2" office:value-type="string">
            <text:p text:style-name="P18">(16) <text:span text:style-name="T3">32</text:span> (64)</text:p>
          </table:table-cell>
          <table:table-cell table:style-name="Tabelle1.A2" office:value-type="string">
            <text:p text:style-name="P18">0x80000000 /</text:p>
            <text:p text:style-name="P18">-2'147'483'648</text:p>
          </table:table-cell>
          <table:table-cell table:style-name="Tabelle1.A2" office:value-type="string">
            <text:p text:style-name="P18">0x7FFFFFFF / </text:p>
            <text:p text:style-name="P18">2'147'483'647</text:p>
          </table:table-cell>
          <table:table-cell table:style-name="Tabelle1.E2" office:value-type="string">
            <text:p text:style-name="P19">Hängt vom verwendeten Compiler und Betriebssystem ab</text:p>
          </table:table-cell>
        </table:table-row>
        <table:table-row table:style-name="Tabelle1.5">
          <table:table-cell table:style-name="Tabelle1.A2" office:value-type="string">
            <text:p text:style-name="P20">Unsigned int </text:p>
          </table:table-cell>
          <table:table-cell table:style-name="Tabelle1.A2" office:value-type="string">
            <text:p text:style-name="P18">16</text:p>
          </table:table-cell>
          <table:table-cell table:style-name="Tabelle1.A2" office:value-type="string">
            <text:p text:style-name="P18">0x0 / 0</text:p>
          </table:table-cell>
          <table:table-cell table:style-name="Tabelle1.A2" office:value-type="string">
            <text:p text:style-name="P18">0xFFFF / 65'535</text:p>
          </table:table-cell>
          <table:table-cell table:style-name="Tabelle1.E2" office:value-type="string">
            <text:p text:style-name="P18">Kein Vorzeichen nötig, daher 1:1 binär </text:p>
          </table:table-cell>
        </table:table-row>
        <table:table-row table:style-name="Tabelle1.6">
          <table:table-cell table:style-name="Tabelle1.A2" office:value-type="string">
            <text:p text:style-name="P20">Long int </text:p>
          </table:table-cell>
          <table:table-cell table:style-name="Tabelle1.A2" office:value-type="string">
            <text:p text:style-name="P18">32 <text:span text:style-name="T3">(64)</text:span></text:p>
          </table:table-cell>
          <table:table-cell table:style-name="Tabelle1.A2" office:value-type="string">
            <text:p text:style-name="P18">0x8000000000000000 / </text:p>
            <text:p text:style-name="P18">~ -9.223E18</text:p>
          </table:table-cell>
          <table:table-cell table:style-name="Tabelle1.A2" office:value-type="string">
            <text:p text:style-name="P18">0x7FFFFFFFFFFFFFFF / </text:p>
            <text:p text:style-name="P18">~ 9.223E18</text:p>
          </table:table-cell>
          <table:table-cell table:style-name="Tabelle1.E2" office:value-type="string">
            <text:p text:style-name="P19">Hängt vom verwendeten Compiler und Betriebssystem ab</text:p>
          </table:table-cell>
        </table:table-row>
      </table:table>
      <text:p text:style-name="P3"/>
      <text:p text:style-name="P3"/>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17">Datentyp</text:p>
          </table:table-cell>
          <table:table-cell table:style-name="Tabelle2.A1" office:value-type="string">
            <text:p text:style-name="P17">Bit </text:p>
          </table:table-cell>
          <table:table-cell table:style-name="Tabelle2.A1" office:value-type="string">
            <text:p text:style-name="P17">Kleinste darstellbare Zahl</text:p>
          </table:table-cell>
          <table:table-cell table:style-name="Tabelle2.D1" office:value-type="string">
            <text:p text:style-name="P17">Größte darstellbare Zahl</text:p>
          </table:table-cell>
        </table:table-row>
        <table:table-row>
          <table:table-cell table:style-name="Tabelle2.A2" office:value-type="string">
            <text:p text:style-name="P17">Float</text:p>
          </table:table-cell>
          <table:table-cell table:style-name="Tabelle2.A2" office:value-type="string">
            <text:p text:style-name="P18">32</text:p>
          </table:table-cell>
          <table:table-cell table:style-name="Tabelle2.A2" office:value-type="string">
            <text:p text:style-name="P18">ca. -3.4E38 (0xFF7FFFFF)</text:p>
          </table:table-cell>
          <table:table-cell table:style-name="Tabelle2.D2" office:value-type="string">
            <text:p text:style-name="P18">ca. 3.4E38 (0x7F7FFFFF)</text:p>
          </table:table-cell>
        </table:table-row>
        <table:table-row>
          <table:table-cell table:style-name="Tabelle2.A2" office:value-type="string">
            <text:p text:style-name="P17">Double</text:p>
          </table:table-cell>
          <table:table-cell table:style-name="Tabelle2.A2" office:value-type="string">
            <text:p text:style-name="P18">64</text:p>
          </table:table-cell>
          <table:table-cell table:style-name="Tabelle2.A2" office:value-type="string">
            <text:p text:style-name="P18">ca. -1.7E308</text:p>
          </table:table-cell>
          <table:table-cell table:style-name="Tabelle2.D2" office:value-type="string">
            <text:p text:style-name="P18">ca. 1.7E308</text:p>
          </table:table-cell>
        </table:table-row>
        <table:table-row>
          <table:table-cell table:style-name="Tabelle2.A2" office:value-type="string">
            <text:p text:style-name="P17">Long double</text:p>
          </table:table-cell>
          <table:table-cell table:style-name="Tabelle2.A2" office:value-type="string">
            <text:p text:style-name="P18">80</text:p>
          </table:table-cell>
          <table:table-cell table:style-name="Tabelle2.A2" office:value-type="string">
            <text:p text:style-name="P18">ca. -1.2E4932</text:p>
          </table:table-cell>
          <table:table-cell table:style-name="Tabelle2.D2" office:value-type="string">
            <text:p text:style-name="P18">Ca. 1.2E4932</text:p>
          </table:table-cell>
        </table:table-row>
      </table:table>
      <text:p text:style-name="P3"/>
      <text:p text:style-name="P3"/>
      <text:p text:style-name="P3"/>
      <text:p text:style-name="P15">Aufgabe 2</text:p>
      <text:p text:style-name="P3"/>
      <table:table table:name="Tabelle3" table:style-name="Tabelle3">
        <table:table-column table:style-name="Tabelle3.A" table:number-columns-repeated="3"/>
        <table:table-row>
          <table:table-cell table:style-name="Tabelle3.A1" office:value-type="string">
            <text:p text:style-name="P20">Dez</text:p>
          </table:table-cell>
          <table:table-cell table:style-name="Tabelle3.A1" office:value-type="string">
            <text:p text:style-name="P20">Int</text:p>
          </table:table-cell>
          <table:table-cell table:style-name="Tabelle3.C1" office:value-type="string">
            <text:p text:style-name="P20">Float</text:p>
          </table:table-cell>
        </table:table-row>
        <table:table-row>
          <table:table-cell table:style-name="Tabelle3.A2" office:value-type="string">
            <text:p text:style-name="P18">1</text:p>
          </table:table-cell>
          <table:table-cell table:style-name="Tabelle3.A2" office:value-type="string">
            <text:p text:style-name="P18">0x00000001</text:p>
          </table:table-cell>
          <table:table-cell table:style-name="Tabelle3.C2" office:value-type="string">
            <text:p text:style-name="P18">0x3F800000 <text:span text:style-name="T7">(1 × 2</text:span><text:span text:style-name="T4">0</text:span><text:span text:style-name="T6"> × 1)</text:span></text:p>
          </table:table-cell>
        </table:table-row>
        <table:table-row>
          <table:table-cell table:style-name="Tabelle3.A2" office:value-type="string">
            <text:p text:style-name="P18">-1</text:p>
          </table:table-cell>
          <table:table-cell table:style-name="Tabelle3.A2" office:value-type="string">
            <text:p text:style-name="P18">0xFFFFFFFF</text:p>
          </table:table-cell>
          <table:table-cell table:style-name="Tabelle3.C2" office:value-type="string">
            <text:p text:style-name="P18">0xBF800000 <text:span text:style-name="T7">(-1 × 2</text:span><text:span text:style-name="T4">0</text:span><text:span text:style-name="T6"> × 1)</text:span></text:p>
          </table:table-cell>
        </table:table-row>
        <table:table-row>
          <table:table-cell table:style-name="Tabelle3.A2" office:value-type="string">
            <text:p text:style-name="P18">65535</text:p>
          </table:table-cell>
          <table:table-cell table:style-name="Tabelle3.A2" office:value-type="string">
            <text:p text:style-name="P18">0x0000FFFF</text:p>
          </table:table-cell>
          <table:table-cell table:style-name="Tabelle3.C2" office:value-type="string">
            <text:p text:style-name="P18">0x477FFF00 <text:span text:style-name="T7">(1 × 2</text:span><text:span text:style-name="T4">15</text:span><text:span text:style-name="T6"> × 1.9999695)</text:span></text:p>
          </table:table-cell>
        </table:table-row>
        <table:table-row>
          <table:table-cell table:style-name="Tabelle3.A2" office:value-type="string">
            <text:p text:style-name="P18">1.024*10<text:span text:style-name="T1">³</text:span></text:p>
          </table:table-cell>
          <table:table-cell table:style-name="Tabelle3.A2" office:value-type="string">
            <text:p text:style-name="P18">0x400</text:p>
          </table:table-cell>
          <table:table-cell table:style-name="Tabelle3.C2" office:value-type="string">
            <text:p text:style-name="P18">0x44800000 <text:span text:style-name="T7">(1 × 2</text:span><text:span text:style-name="T4">10</text:span><text:span text:style-name="T6"> × 1)</text:span></text:p>
          </table:table-cell>
        </table:table-row>
        <table:table-row>
          <table:table-cell table:style-name="Tabelle3.A2" office:value-type="string">
            <text:p text:style-name="P18"><text:span text:style-name="T5">2048 </text:span><text:span text:style-name="T6">(1 × 2</text:span><text:span text:style-name="T4">10</text:span><text:span text:style-name="T6"> × 2)</text:span></text:p>
          </table:table-cell>
          <table:table-cell table:style-name="Tabelle3.A2" office:value-type="string">
            <text:p text:style-name="P18">0x800</text:p>
          </table:table-cell>
          <table:table-cell table:style-name="Tabelle3.C2" office:value-type="string">
            <text:p text:style-name="P18">0x44FFFFFF</text:p>
          </table:table-cell>
        </table:table-row>
      </table:table>
      <text:p text:style-name="P3"/>
      <text:p text:style-name="P3"/>
      <text:p text:style-name="P3"><text:soft-page-break/></text:p>
      <text:p text:style-name="P3"/>
      <text:p text:style-name="P3"/>
      <text:p text:style-name="P3"/>
      <text:p text:style-name="P15">Aufgabe 3</text:p>
      <text:p text:style-name="P4"/>
      <text:p text:style-name="P4"/>
      <table:table table:name="Tabelle4" table:style-name="Tabelle4">
        <table:table-column table:style-name="Tabelle4.A"/>
        <table:table-column table:style-name="Tabelle4.B"/>
        <table:table-row>
          <table:table-cell table:style-name="Tabelle4.A1" office:value-type="string">
            <text:p text:style-name="P8">verwendeter Code</text:p>
          </table:table-cell>
          <table:table-cell table:style-name="Tabelle4.B1" office:value-type="string">
            <text:p text:style-name="P8"><text:s text:c="2"/>erzeugter Code</text:p>
          </table:table-cell>
        </table:table-row>
        <table:table-row>
          <table:table-cell table:style-name="Tabelle4.A1" office:value-type="string">
            <text:p text:style-name="P10"/>
            <text:p text:style-name="P10">int main (void)</text:p>
            <text:p text:style-name="P10">{</text:p>
            <text:p text:style-name="P10"><text:tab/>int lokal1=1;</text:p>
            <text:p text:style-name="P10"><text:tab/>int lokal2=2;</text:p>
            <text:p text:style-name="P10"><text:tab/>return (0);</text:p>
            <text:p text:style-name="P10">}</text:p>
            <text:p text:style-name="P5"/>
          </table:table-cell>
          <table:table-cell table:style-name="Tabelle4.B1" office:value-type="string">
            <text:p text:style-name="P5"/>
            <text:p text:style-name="P10"><text:tab/>.file<text:tab/>"Termin1Aufgabe1.c"</text:p>
            <text:p text:style-name="P10"><text:tab/>.text</text:p>
            <text:p text:style-name="P10"><text:tab/>.align<text:tab/>2</text:p>
            <text:p text:style-name="P10"><text:tab/>.global<text:tab/>main</text:p>
            <text:p text:style-name="P10"><text:tab/>.type<text:tab/>main, %function</text:p>
            <text:p text:style-name="P10">main:</text:p>
            <text:p text:style-name="P10"><text:tab/>@ args = 0, pretend = 0, frame = 0</text:p>
            <text:p text:style-name="P10"><text:tab/>@ frame_needed = 0, <text:s text:c="7"/></text:p>
            <text:p text:style-name="P10"><text:s text:c="13"/>uses_anonymous_args = 0</text:p>
            <text:p text:style-name="P10"><text:tab/>@ link register save eliminated.</text:p>
            <text:p text:style-name="P10"><text:tab/>mov<text:tab/>r0, #0 <text:span text:style-name="T8">@return 0</text:span></text:p>
            <text:p text:style-name="P10"><text:tab/>bx<text:tab/>lr</text:p>
            <text:p text:style-name="P10"><text:tab/>.size<text:tab/>main, .-main</text:p>
            <text:p text:style-name="P10"><text:tab/>.ident<text:tab/>"GCC: (crosstool-NG 1.14.1) </text:p>
            <text:p text:style-name="P10"><text:s text:c="9"/>4.4.6"</text:p>
          </table:table-cell>
        </table:table-row>
      </table:table>
      <text:p text:style-name="P10">→ Zuweisungen fehlen. Da sie nicht verwendet wurden, hat der Compiler sie wegen OPTI 1 entfernt. Bei OPTI 0 hätte er die Werte '1' und '2' in zwei Register gelegt. </text:p>
      <text:p text:style-name="P10"/>
      <text:p text:style-name="P15">Aufgabe 4</text:p>
      <text:p text:style-name="P4"/>
      <text:p text:style-name="P4"/>
      <table:table table:name="Tabelle5" table:style-name="Tabelle5">
        <table:table-column table:style-name="Tabelle5.A"/>
        <table:table-column table:style-name="Tabelle5.B"/>
        <table:table-row>
          <table:table-cell table:style-name="Tabelle5.A1" office:value-type="string">
            <text:p text:style-name="P8">verwendeter Code</text:p>
          </table:table-cell>
          <table:table-cell table:style-name="Tabelle5.B1" office:value-type="string">
            <text:p text:style-name="P8"><text:s text:c="2"/>erzeugter Code</text:p>
          </table:table-cell>
        </table:table-row>
        <table:table-row>
          <table:table-cell table:style-name="Tabelle5.A1" office:value-type="string">
            <text:p text:style-name="P6"/>
            <text:p text:style-name="P11">int global1;</text:p>
            <text:p text:style-name="P11">int global2;</text:p>
            <text:p text:style-name="P11"/>
            <text:p text:style-name="P11">int main (void)</text:p>
            <text:p text:style-name="P11">{</text:p>
            <text:p text:style-name="P11"><text:tab/>global1=1;</text:p>
            <text:p text:style-name="P11"><text:tab/>global2=2;</text:p>
            <text:p text:style-name="P11"><text:tab/>return (0);</text:p>
            <text:p text:style-name="P11">}</text:p>
            <text:p text:style-name="P6"/>
          </table:table-cell>
          <table:table-cell table:style-name="Tabelle5.B1" office:value-type="string">
            <text:p text:style-name="P6"><text:tab/></text:p>
            <text:p text:style-name="P11">.file<text:tab/>"Termin1Aufgabe1.c"</text:p>
            <text:p text:style-name="P11"><text:tab/>.text</text:p>
            <text:p text:style-name="P11"><text:tab/>.align<text:tab/>2</text:p>
            <text:p text:style-name="P11"><text:tab/>.global<text:tab/>main</text:p>
            <text:p text:style-name="P11"><text:tab/>.type<text:tab/>main, %function</text:p>
            <text:p text:style-name="P11">main:</text:p>
            <text:p text:style-name="P11"><text:tab/>@ args = 0, pretend = 0, frame = 0</text:p>
            <text:p text:style-name="P11"><text:tab/>@ frame_needed = 0, uses_anonymous_args = 0</text:p>
            <text:p text:style-name="P11"><text:tab/>@ link register save eliminated.</text:p>
            <text:p text:style-name="P11"><text:tab/>mov<text:tab/>r2, #1 </text:p>
            <text:p text:style-name="P11"><text:tab/>ldr<text:tab/>r3, .L3 <text:span text:style-name="T8">@r3 := [global1]</text:span></text:p>
            <text:p text:style-name="P11"><text:tab/>str<text:tab/>r2, [r3, #0] <text:span text:style-name="T8">@global1 =: 1</text:span></text:p>
            <text:p text:style-name="P11"><text:soft-page-break/><text:tab/>mov<text:tab/>r2, #2</text:p>
            <text:p text:style-name="P11"><text:tab/>ldr<text:tab/>r3, .L3+4 <text:span text:style-name="T8">@r3 := [global2]</text:span></text:p>
            <text:p text:style-name="P11"><text:tab/>str<text:tab/>r2, [r3, #0] <text:span text:style-name="T9">@</text:span><text:span text:style-name="T8">global2 := 2</text:span></text:p>
            <text:p text:style-name="P11"><text:tab/>mov<text:tab/>r0, #0</text:p>
            <text:p text:style-name="P11"><text:tab/>bx<text:tab/>lr</text:p>
            <text:p text:style-name="P11">.L4:</text:p>
            <text:p text:style-name="P11"><text:tab/>.align<text:tab/>2</text:p>
            <text:p text:style-name="P11">.L3:</text:p>
            <text:p text:style-name="P11"><text:tab/>.word<text:tab/>global1</text:p>
            <text:p text:style-name="P11"><text:tab/>.word<text:tab/>global2</text:p>
            <text:p text:style-name="P11"><text:tab/>.size<text:tab/>main, .-main</text:p>
            <text:p text:style-name="P11"><text:tab/>.comm global1,4,4</text:p>
            <text:p text:style-name="P11"><text:tab/>.comm global2,4,4</text:p>
            <text:p text:style-name="P11"><text:tab/>.ident<text:tab/>"GCC: (crosstool-NG 1.14.1) 4.4.6"</text:p>
          </table:table-cell>
        </table:table-row>
      </table:table>
      <text:p text:style-name="P4"/>
      <text:p text:style-name="P4">→<text:span text:style-name="T2"> Anders als in Aufgabe 3 werden den globalen Variablen hier Werte zugewiesen. Auf globale Variablen könnte von anderer Stelle aus zugegriffen werden, deshalb werden sie erzeugt und ihnen wird ein Wert zugewiesen.</text:span></text:p>
      <text:p text:style-name="P4"/>
      <text:p text:style-name="P4"/>
      <text:p text:style-name="P4"/>
      <text:p text:style-name="P15">Aufgabe 5</text:p>
      <text:p text:style-name="P15"/>
      <text:p text:style-name="P15"/>
      <text:p text:style-name="P8">verwendeter Code:</text:p>
      <text:p text:style-name="P15"/>
      <text:p text:style-name="P16"/>
      <text:p text:style-name="P13">int global1;</text:p>
      <text:p text:style-name="P13">int global2;</text:p>
      <text:p text:style-name="P13"/>
      <text:p text:style-name="P13">int main (void)</text:p>
      <text:p text:style-name="P13">{</text:p>
      <text:p text:style-name="P13"><text:tab/>int lokal1=1;</text:p>
      <text:p text:style-name="P13"><text:tab/>int lokal2=2;</text:p>
      <text:p text:style-name="P13"><text:tab/>global1=3;</text:p>
      <text:p text:style-name="P13"><text:tab/>global2=4;</text:p>
      <text:p text:style-name="P13"><text:tab/></text:p>
      <text:p text:style-name="P13"><text:tab/>global1=lokal1;</text:p>
      <text:p text:style-name="P13"><text:tab/>global2=lokal2;<text:tab/></text:p>
      <text:p text:style-name="P13"/>
      <text:p text:style-name="P13"><text:tab/>return (0);</text:p>
      <text:p text:style-name="P13">}</text:p>
      <text:p text:style-name="P15"/>
      <text:p text:style-name="P15"/>
      <table:table table:name="Tabelle6" table:style-name="Tabelle6">
        <table:table-column table:style-name="Tabelle6.A"/>
        <table:table-column table:style-name="Tabelle6.B"/>
        <table:table-row>
          <table:table-cell table:style-name="Tabelle6.A1" office:value-type="string">
            <text:p text:style-name="P8">erzeugter Code bei Optimierungsstufe 1</text:p>
          </table:table-cell>
          <table:table-cell table:style-name="Tabelle6.B1" office:value-type="string">
            <text:p text:style-name="P8">erzeugter Code bei Optimierungsstufe 0</text:p>
          </table:table-cell>
        </table:table-row>
        <table:table-row>
          <table:table-cell table:style-name="Tabelle6.A1" office:value-type="string">
            <text:p text:style-name="P13"/>
            <text:p text:style-name="P13"><text:tab/>.file<text:tab/>"Termin1Aufgabe1.c"</text:p>
            <text:p text:style-name="P13"><text:tab/>.text</text:p>
            <text:p text:style-name="P13"><text:tab/>.align<text:tab/>2</text:p>
            <text:p text:style-name="P13"><text:tab/>.global<text:tab/>main</text:p>
            <text:p text:style-name="P13"><text:tab/>.type<text:tab/>main, %function</text:p>
            <text:p text:style-name="P13">main:</text:p>
            <text:p text:style-name="P13"><text:tab/>@ args = 0, pretend = 0, frame = 0</text:p>
            <text:p text:style-name="P13"><text:tab/>@ frame_needed = 0, uses_anonymous_args = 0</text:p>
            <text:p text:style-name="P13"><text:tab/>@ link register save eliminated.</text:p>
            <text:p text:style-name="P13"><text:tab/>mov<text:tab/>r2, #1</text:p>
            <text:p text:style-name="P13"><text:tab/>ldr<text:tab/>r3, .L3 <text:span text:style-name="T9">@</text:span><text:span text:style-name="T10">r3 := [global1]</text:span></text:p>
            <text:p text:style-name="P13"><text:tab/>str<text:tab/>r2, [r3, #0] <text:span text:style-name="T9">@</text:span><text:span text:style-name="T10">global1 := 1</text:span></text:p>
            <text:p text:style-name="P13"><text:tab/>mov<text:tab/>r2, #2</text:p>
            <text:p text:style-name="P13"><text:tab/>ldr<text:tab/>r3, .L3+4 <text:span text:style-name="T9">@</text:span><text:span text:style-name="T10">r3 := [global2]</text:span></text:p>
            <text:p text:style-name="P13"><text:tab/>str<text:tab/>r2, [r3, #0] <text:span text:style-name="T9">@</text:span><text:span text:style-name="T10">global2 := 2</text:span></text:p>
            <text:p text:style-name="P13"><text:tab/>mov<text:tab/>r0, #0</text:p>
            <text:p text:style-name="P13"><text:tab/>bx<text:tab/>lr</text:p>
            <text:p text:style-name="P13">.L4:</text:p>
            <text:p text:style-name="P13"><text:tab/>.align<text:tab/>2</text:p>
            <text:p text:style-name="P13">.L3:</text:p>
            <text:p text:style-name="P13"><text:tab/>.word<text:tab/>global1</text:p>
            <text:p text:style-name="P13"><text:tab/>.word<text:tab/>global2</text:p>
            <text:p text:style-name="P13"><text:tab/>.size<text:tab/>main, .-main</text:p>
            <text:p text:style-name="P13"><text:tab/>.comm<text:tab/>global1,4,4</text:p>
            <text:p text:style-name="P13"><text:tab/>.comm<text:tab/>global2,4,4</text:p>
            <text:p text:style-name="P13"><text:tab/>.ident<text:tab/>"GCC: (crosstool-NG 1.14.1) 4.4.6"</text:p>
            <text:p text:style-name="P13"/>
            <text:p text:style-name="P13"/>
            <text:p text:style-name="P13"/>
          </table:table-cell>
          <table:table-cell table:style-name="Tabelle6.B1" office:value-type="string">
            <text:p text:style-name="P13"/>
            <text:p text:style-name="P13"><text:tab/>.file<text:tab/>"Termin1Aufgabe1.c"</text:p>
            <text:p text:style-name="P13"><text:tab/>.comm<text:tab/>global1,4,4</text:p>
            <text:p text:style-name="P13"><text:tab/>.comm<text:tab/>global2,4,4</text:p>
            <text:p text:style-name="P13"><text:tab/>.text</text:p>
            <text:p text:style-name="P13"><text:tab/>.align<text:tab/>2</text:p>
            <text:p text:style-name="P13"><text:tab/>.global<text:tab/>main</text:p>
            <text:p text:style-name="P13"><text:tab/>.type<text:tab/>main, %function</text:p>
            <text:p text:style-name="P13">main:</text:p>
            <text:p text:style-name="P13"><text:tab/>@ args = 0, pretend = 0, frame = 8</text:p>
            <text:p text:style-name="P13"><text:tab/>@ frame_needed = 1, uses_anonymous_args = 0</text:p>
            <text:p text:style-name="P13"><text:tab/>@ link register save eliminated.</text:p>
            <text:p text:style-name="P13"><text:tab/>str<text:tab/>fp, [sp, #-4]!</text:p>
            <text:p text:style-name="P13"><text:tab/>add<text:tab/>fp, sp, #0</text:p>
            <text:p text:style-name="P13"><text:tab/>sub<text:tab/>sp, sp, #8</text:p>
            <text:p text:style-name="P13"><text:tab/>mov<text:tab/>r3, #1 <text:span text:style-name="T9">@</text:span><text:span text:style-name="T10">lokal1 := 1</text:span></text:p>
            <text:p text:style-name="P13"><text:tab/>str<text:tab/>r3, [fp, #-8] <text:span text:style-name="T10">@lokal1 speichern</text:span></text:p>
            <text:p text:style-name="P13"><text:tab/>mov<text:tab/>r3, #2 <text:span text:style-name="T9">@</text:span><text:span text:style-name="T10">lokal2 := 2</text:span></text:p>
            <text:p text:style-name="P13"><text:tab/>str<text:tab/>r3, [fp, #-4] <text:span text:style-name="T10">@lokal2 speichern</text:span></text:p>
            <text:p text:style-name="P13"><text:tab/>ldr<text:tab/>r3, .L3 <text:span text:style-name="T9">@</text:span><text:span text:style-name="T10">r3 := [global1]</text:span></text:p>
            <text:p text:style-name="P13"><text:tab/>mov<text:tab/>r2, #3</text:p>
            <text:p text:style-name="P13"><text:tab/>str<text:tab/>r2, [r3, #0] <text:span text:style-name="T9">@</text:span><text:span text:style-name="T10">global1 := 3</text:span></text:p>
            <text:p text:style-name="P13"><text:tab/>ldr<text:tab/>r3, .L3+4 <text:span text:style-name="T9">@</text:span><text:span text:style-name="T10">r3 := [global2]</text:span></text:p>
            <text:p text:style-name="P13"><text:tab/>mov<text:tab/>r2, #4</text:p>
            <text:p text:style-name="P13"><text:tab/>str<text:tab/>r2, [r3, #0] <text:span text:style-name="T9">@</text:span><text:span text:style-name="T10">global2 := 4</text:span></text:p>
            <text:p text:style-name="P13"><text:tab/>ldr<text:tab/>r3, .L3 <text:span text:style-name="T9">@</text:span><text:span text:style-name="T10">r3 := [global1]</text:span></text:p>
            <text:p text:style-name="P13"><text:tab/>ldr<text:tab/>r2, [fp, #-8] <text:span text:style-name="T11">@r2 := lokal1</text:span></text:p>
            <text:p text:style-name="P13"><text:tab/>str<text:tab/>r2, [r3, #0] <text:span text:style-name="T9">@</text:span><text:span text:style-name="T10">global1 := lokal1</text:span></text:p>
            <text:p text:style-name="P13"><text:tab/>ldr<text:tab/>r3, .L3+4 <text:span text:style-name="T9">@</text:span><text:span text:style-name="T10">r3 := [global2]</text:span></text:p>
            <text:p text:style-name="P13"><text:tab/>ldr<text:tab/>r2, [fp, #-4] <text:span text:style-name="T11">@r2 := lokal2</text:span></text:p>
            <text:p text:style-name="P13"><text:tab/>str<text:tab/>r2, [r3, #0] <text:span text:style-name="T9">@</text:span><text:span text:style-name="T10">r3 := [global2]</text:span></text:p>
            <text:p text:style-name="P13"><text:tab/>mov<text:tab/>r3, #0</text:p>
            <text:p text:style-name="P13"><text:tab/>mov<text:tab/>r0, r3</text:p>
            <text:p text:style-name="P13"><text:tab/>add<text:tab/>sp, fp, #0</text:p>
            <text:p text:style-name="P13"><text:tab/>ldmfd<text:tab/>sp!, {fp}</text:p>
            <text:p text:style-name="P13"><text:tab/>bx<text:tab/>lr</text:p>
            <text:p text:style-name="P13">.L4:</text:p>
            <text:p text:style-name="P13"><text:tab/>.align<text:tab/>2</text:p>
            <text:p text:style-name="P13">.L3:</text:p>
            <text:p text:style-name="P13"><text:tab/>.word<text:tab/>global1</text:p>
            <text:p text:style-name="P13"><text:tab/>.word<text:tab/>global2</text:p>
            <text:p text:style-name="P13"><text:tab/>.size<text:tab/>main, .-main</text:p>
            <text:p text:style-name="P13"><text:tab/>.ident<text:tab/>"GCC: (crosstool-NG 1.14.1) 4.4.6"</text:p>
          </table:table-cell>
        </table:table-row>
      </table:table>
      <text:p text:style-name="P15"/>
      <text:p text:style-name="P3"><text:soft-page-break/></text:p>
      <text:p text:style-name="P3">→ Bei Optimierungsstufe 1 wird der erzeugten globalen Variable sofort der Wert zugewiesen, den die lokale Variable zu dem Zeitpunkt hätte; diese wird aber nicht erst erzeugt. Mit Optimierungsstufe 0 passieren die Zuweisungen und die Erstellung der Variablen gemäß des Programmcodes.</text:p>
      <text:p text:style-name="P3"/>
      <text:p text:style-name="P3"/>
      <text:p text:style-name="P3"/>
      <text:p text:style-name="P15">Aufgabe 6</text:p>
      <text:p text:style-name="P3"/>
      <text:p text:style-name="P3"/>
      <text:p text:style-name="P8">verwendeter Code:</text:p>
      <text:p text:style-name="P3"/>
      <text:p text:style-name="P3"/>
      <text:p text:style-name="P13">int global1;</text:p>
      <text:p text:style-name="P13">int global2;</text:p>
      <text:p text:style-name="P13"/>
      <text:p text:style-name="P13">void addition(int x, int y, int z)</text:p>
      <text:p text:style-name="P13">{}</text:p>
      <text:p text:style-name="P13"/>
      <text:p text:style-name="P13">int main (void)</text:p>
      <text:p text:style-name="P13">{</text:p>
      <text:p text:style-name="P13"><text:tab/>int lokal1=1;</text:p>
      <text:p text:style-name="P13"><text:tab/>int lokal2=2;</text:p>
      <text:p text:style-name="P13"><text:tab/>global1=3;</text:p>
      <text:p text:style-name="P13"><text:tab/>global2=4;</text:p>
      <text:p text:style-name="P13"><text:tab/></text:p>
      <text:p text:style-name="P13"><text:tab/>global1=lokal1;</text:p>
      <text:p text:style-name="P13"><text:tab/>global2=lokal2;</text:p>
      <text:p text:style-name="P13"><text:tab/></text:p>
      <text:p text:style-name="P13"><text:tab/>addition(lokal1, lokal2, global1);</text:p>
      <text:p text:style-name="P13"/>
      <text:p text:style-name="P13"><text:tab/>return (0);</text:p>
      <text:p text:style-name="P13">}</text:p>
      <text:p text:style-name="P13"/>
      <text:p text:style-name="P13"/>
      <text:p text:style-name="P3"/>
      <text:p text:style-name="P3"/>
      <table:table table:name="Tabelle7" table:style-name="Tabelle7">
        <table:table-column table:style-name="Tabelle7.A"/>
        <table:table-column table:style-name="Tabelle7.B"/>
        <table:table-row>
          <table:table-cell table:style-name="Tabelle7.A1" office:value-type="string">
            <text:p text:style-name="P8">erzeugter Code bei Optimierungsstufe 1</text:p>
          </table:table-cell>
          <table:table-cell table:style-name="Tabelle7.B1" office:value-type="string">
            <text:p text:style-name="P8">erzeugter Code bei Optimierungsstufe 0</text:p>
          </table:table-cell>
        </table:table-row>
        <table:table-row>
          <table:table-cell table:style-name="Tabelle7.A1" office:value-type="string">
            <text:p text:style-name="P13"><text:tab/></text:p>
            <text:p text:style-name="P13">.file<text:tab/>"Termin1Aufgabe1.c"</text:p>
            <text:p text:style-name="P13"><text:tab/>.text</text:p>
            <text:p text:style-name="P13"><text:tab/>.align<text:tab/>2</text:p>
            <text:p text:style-name="P13"><text:tab/>.global<text:tab/>addition</text:p>
            <text:p text:style-name="P13"><text:soft-page-break/><text:tab/>.type<text:tab/>addition, %function</text:p>
            <text:p text:style-name="P13">addition: <text:span text:style-name="T10">@leere Funktion</text:span></text:p>
            <text:p text:style-name="P13"><text:tab/>@ args = 0, pretend = 0, frame = 0</text:p>
            <text:p text:style-name="P13"><text:tab/>@ frame_needed = 0, uses_anonymous_args = 0</text:p>
            <text:p text:style-name="P13"><text:tab/>@ link register save eliminated.</text:p>
            <text:p text:style-name="P13"><text:tab/>bx<text:tab/>lr</text:p>
            <text:p text:style-name="P13"><text:tab/>.size<text:tab/>addition, .-addition</text:p>
            <text:p text:style-name="P13"><text:tab/>.align<text:tab/>2</text:p>
            <text:p text:style-name="P13"><text:tab/>.global<text:tab/>main</text:p>
            <text:p text:style-name="P13"><text:tab/>.type<text:tab/>main, %function</text:p>
            <text:p text:style-name="P13">main:</text:p>
            <text:p text:style-name="P13"><text:tab/>@ args = 0, pretend = 0, frame = 0</text:p>
            <text:p text:style-name="P13"><text:tab/>@ frame_needed = 0, uses_anonymous_args = 0</text:p>
            <text:p text:style-name="P13"><text:tab/>@ link register save eliminated.</text:p>
            <text:p text:style-name="P13"><text:tab/>mov<text:tab/>r2, #1</text:p>
            <text:p text:style-name="P13"><text:tab/>ldr<text:tab/>r3, .L5</text:p>
            <text:p text:style-name="P13"><text:tab/>str<text:tab/>r2, [r3, #0]</text:p>
            <text:p text:style-name="P13"><text:tab/>mov<text:tab/>r2, #2</text:p>
            <text:p text:style-name="P13"><text:tab/>ldr<text:tab/>r3, .L5+4</text:p>
            <text:p text:style-name="P13"><text:tab/>str<text:tab/>r2, [r3, #0]</text:p>
            <text:p text:style-name="P13"><text:tab/>mov<text:tab/>r0, #0</text:p>
            <text:p text:style-name="P13"><text:tab/>bx<text:tab/>lr</text:p>
            <text:p text:style-name="P13">.L6:</text:p>
            <text:p text:style-name="P13"><text:tab/>.align<text:tab/>2</text:p>
            <text:p text:style-name="P13">.L5:</text:p>
            <text:p text:style-name="P13"><text:tab/>.word<text:tab/>global1</text:p>
            <text:p text:style-name="P13"><text:tab/>.word<text:tab/>global2</text:p>
            <text:p text:style-name="P13"><text:tab/>.size<text:tab/>main, .-main</text:p>
            <text:p text:style-name="P13"><text:tab/>.comm<text:tab/>global1,4,4</text:p>
            <text:p text:style-name="P13"><text:tab/>.comm<text:tab/>global2,4,4</text:p>
            <text:p text:style-name="P13"><text:tab/>.ident<text:tab/>"GCC: (crosstool-NG 1.14.1) 4.4.6"</text:p>
          </table:table-cell>
          <table:table-cell table:style-name="Tabelle7.B1" office:value-type="string">
            <text:p text:style-name="P13"/>
            <text:p text:style-name="P13"><text:tab/>.file<text:tab/>"Termin1Aufgabe1.c"</text:p>
            <text:p text:style-name="P13"><text:tab/>.comm<text:tab/>global1,4,4</text:p>
            <text:p text:style-name="P13"><text:tab/>.comm<text:tab/>global2,4,4</text:p>
            <text:p text:style-name="P13"><text:tab/>.text</text:p>
            <text:p text:style-name="P13"><text:soft-page-break/><text:tab/>.align<text:tab/>2</text:p>
            <text:p text:style-name="P13"><text:tab/>.global<text:tab/>addition</text:p>
            <text:p text:style-name="P13"><text:tab/>.type<text:tab/>addition, %function</text:p>
            <text:p text:style-name="P13">addition:</text:p>
            <text:p text:style-name="P13"><text:tab/>@ args = 0, pretend = 0, frame = 12</text:p>
            <text:p text:style-name="P13"><text:tab/>@ frame_needed = 1, uses_anonymous_args = 0</text:p>
            <text:p text:style-name="P13"><text:tab/>@ link register save eliminated.</text:p>
            <text:p text:style-name="P13"><text:tab/>str<text:tab/>fp, [sp, #-4]!</text:p>
            <text:p text:style-name="P13"><text:tab/>add<text:tab/>fp, sp, #0</text:p>
            <text:p text:style-name="P13"><text:tab/>sub<text:tab/>sp, sp, #12</text:p>
            <text:p text:style-name="P13"><text:tab/>str<text:tab/>r0, [fp, #-4]</text:p>
            <text:p text:style-name="P13"><text:tab/>str<text:tab/>r1, [fp, #-8]</text:p>
            <text:p text:style-name="P13"><text:tab/>str<text:tab/>r2, [fp, #-12]</text:p>
            <text:p text:style-name="P13"><text:tab/>add<text:tab/>sp, fp, #0</text:p>
            <text:p text:style-name="P13"><text:tab/>ldmfd<text:tab/>sp!, {fp}</text:p>
            <text:p text:style-name="P13"><text:tab/>bx<text:tab/>lr</text:p>
            <text:p text:style-name="P13"><text:tab/>.size<text:tab/>addition, .-addition</text:p>
            <text:p text:style-name="P13"><text:tab/>.align<text:tab/>2</text:p>
            <text:p text:style-name="P13"><text:tab/>.global<text:tab/>main</text:p>
            <text:p text:style-name="P13"><text:tab/>.type<text:tab/>main, %function</text:p>
            <text:p text:style-name="P13">main:</text:p>
            <text:p text:style-name="P13"><text:tab/>@ args = 0, pretend = 0, frame = 8</text:p>
            <text:p text:style-name="P13"><text:tab/>@ frame_needed = 1, uses_anonymous_args = 0</text:p>
            <text:p text:style-name="P13"><text:tab/>stmfd<text:tab/>sp!, {fp, lr}</text:p>
            <text:p text:style-name="P13"><text:tab/>add<text:tab/>fp, sp, #4</text:p>
            <text:p text:style-name="P13"><text:tab/>sub<text:tab/>sp, sp, #8</text:p>
            <text:p text:style-name="P13"><text:tab/>mov<text:tab/>r3, #1</text:p>
            <text:p text:style-name="P13"><text:tab/>str<text:tab/>r3, [fp, #-12] </text:p>
            <text:p text:style-name="P13"><text:tab/>mov<text:tab/>r3, #2</text:p>
            <text:p text:style-name="P13"><text:tab/>str<text:tab/>r3, [fp, #-8] </text:p>
            <text:p text:style-name="P13"><text:tab/>ldr<text:tab/>r3, .L5</text:p>
            <text:p text:style-name="P13"><text:tab/>mov<text:tab/>r2, #3</text:p>
            <text:p text:style-name="P13"><text:tab/>str<text:tab/>r2, [r3, #0]</text:p>
            <text:p text:style-name="P13"><text:tab/>ldr<text:tab/>r3, .L5+4</text:p>
            <text:p text:style-name="P13"><text:tab/>mov<text:tab/>r2, #4</text:p>
            <text:p text:style-name="P13"><text:tab/>str<text:tab/>r2, [r3, #0]</text:p>
            <text:p text:style-name="P13"><text:tab/>ldr<text:tab/>r3, .L5</text:p>
            <text:p text:style-name="P13"><text:tab/>ldr<text:tab/>r2, [fp, #-12]</text:p>
            <text:p text:style-name="P13"><text:tab/>str<text:tab/>r2, [r3, #0]</text:p>
            <text:p text:style-name="P13"><text:tab/>ldr<text:tab/>r3, .L5+4</text:p>
            <text:p text:style-name="P13"><text:tab/>ldr<text:tab/>r2, [fp, #-8]</text:p>
            <text:p text:style-name="P13"><text:tab/>str<text:tab/>r2, [r3, #0]</text:p>
            <text:p text:style-name="P13"><text:tab/>ldr<text:tab/>r3, .L5</text:p>
            <text:p text:style-name="P13"><text:tab/>ldr<text:tab/>r3, [r3, #0]</text:p>
            <text:p text:style-name="P13"><text:tab/>ldr<text:tab/>r0, [fp, #-12]</text:p>
            <text:p text:style-name="P13"><text:tab/>ldr<text:tab/>r1, [fp, #-8]</text:p>
            <text:p text:style-name="P13"><text:tab/>mov<text:tab/>r2, r3</text:p>
            <text:p text:style-name="P13"><text:soft-page-break/><text:tab/>bl<text:tab/>addition</text:p>
            <text:p text:style-name="P13"><text:tab/>mov<text:tab/>r3, #0</text:p>
            <text:p text:style-name="P13"><text:tab/>mov<text:tab/>r0, r3</text:p>
            <text:p text:style-name="P13"><text:tab/>sub<text:tab/>sp, fp, #4</text:p>
            <text:p text:style-name="P13"><text:tab/>ldmfd<text:tab/>sp!, {fp, pc}</text:p>
            <text:p text:style-name="P13">.L6:</text:p>
            <text:p text:style-name="P13"><text:tab/>.align<text:tab/>2</text:p>
            <text:p text:style-name="P13">.L5:</text:p>
            <text:p text:style-name="P13"><text:tab/>.word<text:tab/>global1</text:p>
            <text:p text:style-name="P13"><text:tab/>.word<text:tab/>global2</text:p>
            <text:p text:style-name="P13"><text:tab/>.size<text:tab/>main, .-main</text:p>
            <text:p text:style-name="P13"><text:tab/>.ident<text:tab/>"GCC: (crosstool-NG 1.14.1) 4.4.6"</text:p>
          </table:table-cell>
        </table:table-row>
      </table:table>
      <text:p text:style-name="P13"/>
      <text:p text:style-name="P13"/>
      <text:p text:style-name="P3">→ Auch hier werden mit der Einstellung „Optimierungsstufe 1“ die lokalen Variablen gar nicht erst erstellt. Diese werden zwar in einer Funktion aufgerufen, die jedoch leer ist; die Variablen werden also nicht benötigt und die Funktion nicht ausgeführt. Lediglich die globalen Variablen werden verwendet. Bei „Optimierungsstufe 0“ wird dagegen jeder Befehl wie im Programmcode ausgeführt.</text:p>
      <text:p text:style-name="P3"/>
      <text:p text:style-name="P3"/>
      <text:p text:style-name="P3"/>
      <text:p text:style-name="P15">Aufgabe 7</text:p>
      <text:p text:style-name="P4"/>
      <text:p text:style-name="P4"/>
      <text:p text:style-name="P8">verwendeter Code:</text:p>
      <text:p text:style-name="P14"/>
      <text:p text:style-name="P14"><text:tab/></text:p>
      <text:p text:style-name="P14">int global1;</text:p>
      <text:p text:style-name="P14">int global2;</text:p>
      <text:p text:style-name="P14"/>
      <text:p text:style-name="P14">void addition(int* x, int* y, int z)</text:p>
      <text:p text:style-name="P14">{}</text:p>
      <text:p text:style-name="P14"/>
      <text:p text:style-name="P14">int main (void)</text:p>
      <text:p text:style-name="P14">{</text:p>
      <text:p text:style-name="P14"><text:tab/>int lokal1=1;</text:p>
      <text:p text:style-name="P14"><text:tab/>int lokal2=2;</text:p>
      <text:p text:style-name="P14"><text:tab/>global1=3;</text:p>
      <text:p text:style-name="P14"><text:tab/>global2=4;</text:p>
      <text:p text:style-name="P14"><text:tab/></text:p>
      <text:p text:style-name="P14"><text:tab/>global1=lokal1;</text:p>
      <text:p text:style-name="P14"><text:tab/>global2=lokal2;</text:p>
      <text:p text:style-name="P14"><text:tab/></text:p>
      <text:p text:style-name="P14"><text:tab/>addition(&amp;lokal1, &amp;lokal2, global1);</text:p>
      <text:p text:style-name="P14"><text:soft-page-break/></text:p>
      <text:p text:style-name="P14"><text:tab/>return (0);</text:p>
      <text:p text:style-name="P14">}</text:p>
      <text:p text:style-name="P14"/>
      <text:p text:style-name="P7"/>
      <table:table table:name="Tabelle8" table:style-name="Tabelle8">
        <table:table-column table:style-name="Tabelle8.A"/>
        <table:table-column table:style-name="Tabelle8.B"/>
        <table:table-row>
          <table:table-cell table:style-name="Tabelle8.A1" office:value-type="string">
            <text:p text:style-name="P8">erzeugter Code bei Optimierungsstufe 1</text:p>
          </table:table-cell>
          <table:table-cell table:style-name="Tabelle8.B1" office:value-type="string">
            <text:p text:style-name="P8">erzeugter Code bei Optimierungsstufe 0</text:p>
          </table:table-cell>
        </table:table-row>
        <table:table-row>
          <table:table-cell table:style-name="Tabelle8.A1" office:value-type="string">
            <text:p text:style-name="P14"/>
            <text:p text:style-name="P14">.file<text:tab/>"Termin1Aufgabe1.c"</text:p>
            <text:p text:style-name="P14"><text:tab/>.text</text:p>
            <text:p text:style-name="P14"><text:tab/>.align<text:tab/>2</text:p>
            <text:p text:style-name="P14"><text:tab/>.global<text:tab/>addition</text:p>
            <text:p text:style-name="P14"><text:tab/>.type<text:tab/>addition, %function</text:p>
            <text:p text:style-name="P14">addition:</text:p>
            <text:p text:style-name="P14"><text:tab/>@ args = 0, pretend = 0, frame = 0</text:p>
            <text:p text:style-name="P14"><text:tab/>@ frame_needed = 0, uses_anonymous_args = 0</text:p>
            <text:p text:style-name="P14"><text:tab/>@ link register save eliminated.</text:p>
            <text:p text:style-name="P14"><text:tab/>bx<text:tab/>lr</text:p>
            <text:p text:style-name="P14"><text:tab/>.size<text:tab/>addition, .-addition</text:p>
            <text:p text:style-name="P14"><text:tab/>.align<text:tab/>2</text:p>
            <text:p text:style-name="P14"><text:tab/>.global<text:tab/>main</text:p>
            <text:p text:style-name="P14"><text:tab/>.type<text:tab/>main, %function</text:p>
            <text:p text:style-name="P14">main:</text:p>
            <text:p text:style-name="P14"><text:tab/>@ args = 0, pretend = 0, frame = 0</text:p>
            <text:p text:style-name="P14"><text:tab/>@ frame_needed = 0, uses_anonymous_args = 0</text:p>
            <text:p text:style-name="P14"><text:tab/>@ link register save eliminated.</text:p>
            <text:p text:style-name="P14"><text:tab/>mov<text:tab/>r2, #1</text:p>
            <text:p text:style-name="P14"><text:tab/>ldr<text:tab/>r3, .L5</text:p>
            <text:p text:style-name="P14"><text:tab/>str<text:tab/>r2, [r3, #0]</text:p>
            <text:p text:style-name="P14"><text:tab/>mov<text:tab/>r2, #2</text:p>
            <text:p text:style-name="P14"><text:tab/>ldr<text:tab/>r3, .L5+4</text:p>
            <text:p text:style-name="P14"><text:tab/>str<text:tab/>r2, [r3, #0]</text:p>
            <text:p text:style-name="P14"><text:tab/>mov<text:tab/>r0, #0</text:p>
            <text:p text:style-name="P14"><text:tab/>bx<text:tab/>lr</text:p>
            <text:p text:style-name="P14">.L6:</text:p>
            <text:p text:style-name="P14"><text:tab/>.align<text:tab/>2</text:p>
            <text:p text:style-name="P14">.L5:</text:p>
            <text:p text:style-name="P14"><text:tab/>.word<text:tab/>global1</text:p>
            <text:p text:style-name="P14"><text:tab/>.word<text:tab/>global2</text:p>
            <text:p text:style-name="P14"><text:tab/>.size<text:tab/>main, .-main</text:p>
            <text:p text:style-name="P14"><text:tab/>.comm<text:tab/>global1,4,4</text:p>
            <text:p text:style-name="P14"><text:tab/>.comm<text:tab/>global2,4,4</text:p>
            <text:p text:style-name="P14"><text:tab/>.ident<text:tab/>"GCC: (crosstool-NG 1.14.1) 4.4.6"</text:p>
            <text:p text:style-name="P14"/>
          </table:table-cell>
          <table:table-cell table:style-name="Tabelle8.B1" office:value-type="string">
            <text:p text:style-name="P16"/>
            <text:p text:style-name="P12"/>
            <text:p text:style-name="P14"><text:tab/>.file<text:tab/>"Termin1Aufgabe1.c"</text:p>
            <text:p text:style-name="P14"><text:tab/>.comm<text:tab/>global1,4,4</text:p>
            <text:p text:style-name="P14"><text:tab/>.comm<text:tab/>global2,4,4</text:p>
            <text:p text:style-name="P14"><text:tab/>.text</text:p>
            <text:p text:style-name="P14"><text:tab/>.align<text:tab/>2</text:p>
            <text:p text:style-name="P14"><text:tab/>.global<text:tab/>addition</text:p>
            <text:p text:style-name="P14"><text:tab/>.type<text:tab/>addition, %function</text:p>
            <text:p text:style-name="P14">addition:</text:p>
            <text:p text:style-name="P14"><text:tab/>@ args = 0, pretend = 0, frame = 12</text:p>
            <text:p text:style-name="P14"><text:tab/>@ frame_needed = 1, uses_anonymous_args = 0</text:p>
            <text:p text:style-name="P14"><text:tab/>@ link register save eliminated.</text:p>
            <text:p text:style-name="P14"><text:tab/>str<text:tab/>fp, [sp, #-4]!</text:p>
            <text:p text:style-name="P14"><text:tab/>add<text:tab/>fp, sp, #0</text:p>
            <text:p text:style-name="P14"><text:tab/>sub<text:tab/>sp, sp, #12</text:p>
            <text:p text:style-name="P14"><text:tab/>str<text:tab/>r0, [fp, #-4]</text:p>
            <text:p text:style-name="P14"><text:tab/>str<text:tab/>r1, [fp, #-8]</text:p>
            <text:p text:style-name="P14"><text:tab/>str<text:tab/>r2, [fp, #-12]</text:p>
            <text:p text:style-name="P14"><text:tab/>add<text:tab/>sp, fp, #0</text:p>
            <text:p text:style-name="P14"><text:tab/>ldmfd<text:tab/>sp!, {fp}</text:p>
            <text:p text:style-name="P14"><text:tab/>bx<text:tab/>lr</text:p>
            <text:p text:style-name="P14"><text:tab/>.size<text:tab/>addition, .-addition</text:p>
            <text:p text:style-name="P14"><text:tab/>.align<text:tab/>2</text:p>
            <text:p text:style-name="P14"><text:tab/>.global<text:tab/>main</text:p>
            <text:p text:style-name="P14"><text:tab/>.type<text:tab/>main, %function</text:p>
            <text:p text:style-name="P14">main:</text:p>
            <text:p text:style-name="P14"><text:tab/>@ args = 0, pretend = 0, frame = 8</text:p>
            <text:p text:style-name="P14"><text:tab/>@ frame_needed = 1, uses_anonymous_args = 0</text:p>
            <text:p text:style-name="P14"><text:tab/>stmfd<text:tab/>sp!, {fp, lr}</text:p>
            <text:p text:style-name="P14"><text:tab/>add<text:tab/>fp, sp, #4</text:p>
            <text:p text:style-name="P14"><text:tab/>sub<text:tab/>sp, sp, #8</text:p>
            <text:p text:style-name="P14"><text:tab/>mov<text:tab/>r3, #1</text:p>
            <text:p text:style-name="P14"><text:tab/>str<text:tab/>r3, [fp, #-12]</text:p>
            <text:p text:style-name="P14"><text:tab/>mov<text:tab/>r3, #2</text:p>
            <text:p text:style-name="P14"><text:tab/>str<text:tab/>r3, [fp, #-8]</text:p>
            <text:p text:style-name="P14"><text:tab/>ldr<text:tab/>r3, .L5</text:p>
            <text:p text:style-name="P14"><text:tab/>mov<text:tab/>r2, #3</text:p>
            <text:p text:style-name="P14"><text:tab/>str<text:tab/>r2, [r3, #0]</text:p>
            <text:p text:style-name="P14"><text:soft-page-break/><text:tab/>ldr<text:tab/>r3, .L5+4</text:p>
            <text:p text:style-name="P14"><text:tab/>mov<text:tab/>r2, #4</text:p>
            <text:p text:style-name="P14"><text:tab/>str<text:tab/>r2, [r3, #0]</text:p>
            <text:p text:style-name="P14"><text:tab/>ldr<text:tab/>r2, [fp, #-12]</text:p>
            <text:p text:style-name="P14"><text:tab/>ldr<text:tab/>r3, .L5</text:p>
            <text:p text:style-name="P14"><text:tab/>str<text:tab/>r2, [r3, #0]</text:p>
            <text:p text:style-name="P14"><text:tab/>ldr<text:tab/>r2, [fp, #-8]</text:p>
            <text:p text:style-name="P14"><text:tab/>ldr<text:tab/>r3, .L5+4</text:p>
            <text:p text:style-name="P14"><text:tab/>str<text:tab/>r2, [r3, #0]</text:p>
            <text:p text:style-name="P14"><text:tab/>ldr<text:tab/>r3, .L5</text:p>
            <text:p text:style-name="P14"><text:tab/>ldr<text:tab/>r3, [r3, #0]</text:p>
            <text:p text:style-name="P14"><text:tab/>ldr<text:tab/>r0, [fp, #-12]</text:p>
            <text:p text:style-name="P14"><text:tab/>ldr<text:tab/>r1, [fp, #-8]</text:p>
            <text:p text:style-name="P14"><text:tab/>mov<text:tab/>r2, r3</text:p>
            <text:p text:style-name="P14"><text:tab/>bl<text:tab/>addition</text:p>
            <text:p text:style-name="P14"><text:tab/>mov<text:tab/>r3, #0</text:p>
            <text:p text:style-name="P14"><text:tab/>mov<text:tab/>r0, r3</text:p>
            <text:p text:style-name="P14"><text:tab/>sub<text:tab/>sp, fp, #4</text:p>
            <text:p text:style-name="P14"><text:tab/>ldmfd<text:tab/>sp!, {fp, pc}</text:p>
            <text:p text:style-name="P14">.L6:</text:p>
            <text:p text:style-name="P14"><text:tab/>.align<text:tab/>2</text:p>
            <text:p text:style-name="P14">.L5:</text:p>
            <text:p text:style-name="P14"><text:tab/>.word<text:tab/>global1</text:p>
            <text:p text:style-name="P14"><text:tab/>.word<text:tab/>global2</text:p>
            <text:p text:style-name="P14"><text:tab/>.size<text:tab/>main, .-main</text:p>
            <text:p text:style-name="P14"><text:tab/>.ident<text:tab/>"GCC: (crosstool-NG 1.14.1) 4.4.6"</text:p>
          </table:table-cell>
        </table:table-row>
      </table:table>
      <text:p text:style-name="P7"/>
      <text:p text:style-name="P7"/>
      <text:p text:style-name="P9">→ Statt der Werte der Variablen werden hier die Adressen übergeben. Die Werte werden dann erst in der Funktion selbst aus dem Speicher gelesen. Da die Funktionskörper in den Beispielen oben jedoch leer sind, sieht man das dort nicht.</text:p>
      <text:p text:style-name="P7"/>
      <text:p text:style-name="P1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Helvetica1"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text:p text:style-name="MP1">Scheurer, Elisabeth <text:s/>72392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9T06:48:40</meta:creation-date>
    <meta:editing-duration>PT2H11M8S</meta:editing-duration>
    <meta:editing-cycles>9</meta:editing-cycles>
    <meta:generator>LibreOffice/3.5$Windows_x86 LibreOffice_project/165a79a-7059095-e13bb37-fef39a4-9503d18</meta:generator>
    <meta:initial-creator>Elisabeth Scheurer</meta:initial-creator>
    <dc:date>2012-11-04T15:49:57.90</dc:date>
    <meta:document-statistic meta:table-count="8" meta:image-count="0" meta:object-count="0" meta:page-count="9" meta:paragraph-count="467" meta:word-count="1594" meta:character-count="9025" meta:non-whitespace-character-count="7531"/>
  </office:meta>
</office:document-meta>
</file>